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0.891cm" style:use-optimal-column-width="false"/>
    </style:style>
    <style:style style:name="co2" style:family="table-column">
      <style:table-column-properties style:column-width="0.9cm" style:use-optimal-column-width="false"/>
    </style:style>
    <style:style style:name="ro1" style:family="table-row">
      <style:table-row-properties style:row-height="0.676cm" style:use-optimal-row-height="false"/>
    </style:style>
    <style:style style:name="ce1" style:family="table-cell">
      <loext:graphic-properties draw:fill="solid" draw:fill-color="#ffffff"/>
      <style:paragraph-properties fo:text-align="center" fo:border="0.03pt solid #000000"/>
      <style:text-properties fo:color="#000000" loext:opacity="100%" loext:color-lum-mod="100%" loext:color-lum-off="0%" style:font-name="Noto Sans Devanagari" fo:font-size="9pt" style:font-size-asian="9pt" style:font-size-complex="9pt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text-align="center"/>
      <style:text-properties fo:color="#000000" loext:opacity="100%" style:font-name="Noto Sans Devanagari" fo:font-size="9pt" style:font-size-asian="9pt" style:font-size-complex="9pt"/>
    </style:style>
    <style:style style:name="P3" style:family="paragraph">
      <style:paragraph-properties fo:text-align="center"/>
    </style:style>
    <style:style style:name="T1" style:family="text">
      <style:text-properties fo:color="#000000" loext:opacity="100%" style:font-name="Noto Sans Devanagari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9.809cm" svg:height="7.435cm" svg:x="0.342cm" svg:y="-0.017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+</text:span>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  <table:table-cell>
                <text:p text:style-name="P2">10</text:p>
              </table:table-cell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9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1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standard" draw:layer="layout" svg:width="9.809cm" svg:height="7.435cm" svg:x="0.342cm" svg:y="-0.017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+</text:span></text:p>
              </table:table-cell>
              <table:table-cell>
                <text:p text:style-name="P2">12</text:p>
              </table:table-cell>
              <table:table-cell>
                <text:p text:style-name="P2">55</text:p>
              </table:table-cell>
              <table:table-cell>
                <text:p text:style-name="P2">75</text:p>
              </table:table-cell>
              <table:table-cell>
                <text:p text:style-name="P2">92</text:p>
              </table:table-cell>
              <table:table-cell>
                <text:p text:style-name="P2">60</text:p>
              </table:table-cell>
              <table:table-cell>
                <text:p text:style-name="P2">24</text:p>
              </table:table-cell>
              <table:table-cell>
                <text:p text:style-name="P2">26</text:p>
              </table:table-cell>
              <table:table-cell>
                <text:p text:style-name="P2">11</text:p>
              </table:table-cell>
              <table:table-cell>
                <text:p text:style-name="P2">34</text:p>
              </table:table-cell>
              <table:table-cell>
                <text:p text:style-name="P2">25</text:p>
              </table:table-cell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9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1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  <draw:page draw:name="page3" draw:style-name="dp1" draw:master-page-name="Default">
        <draw:frame draw:style-name="standard" draw:layer="layout" svg:width="9.809cm" svg:height="7.435cm" svg:x="0.342cm" svg:y="-0.017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−</text:span></text:p>
              </table:table-cell>
              <table:table-cell>
                <text:p text:style-name="P2">10</text:p>
              </table:table-cell>
              <table:table-cell>
                <text:p text:style-name="P2">9</text:p>
              </table:table-cell>
              <table:table-cell>
                <text:p text:style-name="P2">8</text:p>
              </table:table-cell>
              <table:table-cell>
                <text:p text:style-name="P2">7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9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1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</draw:page>
      <draw:page draw:name="page4" draw:style-name="dp1" draw:master-page-name="Default">
        <draw:frame draw:style-name="standard" draw:layer="layout" svg:width="9.809cm" svg:height="7.435cm" svg:x="0.342cm" svg:y="-0.017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×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  <table:table-cell>
                <text:p text:style-name="P2">10</text:p>
              </table:table-cell>
            </table:table-row>
            <table:table-row table:style-name="ro1" table:default-cell-style-name="ce1">
              <table:table-cell>
                <text:p text:style-name="P2"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6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7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8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9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1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1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35cm" fo:margin-bottom="0.35cm" fo:margin-left="0.35cm" fo:margin-right="0.35cm" fo:page-width="10.5cm" fo:page-height="7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10:30:18.065911599</meta:creation-date>
    <dc:date>2023-05-27T10:49:27.114167035</dc:date>
    <meta:editing-duration>PT19M10S</meta:editing-duration>
    <meta:editing-cycles>1</meta:editing-cycles>
    <meta:document-statistic meta:object-count="4"/>
    <meta:generator>LibreOffice/7.4.7.2$Linux_X86_64 LibreOffice_project/40$Build-2</meta:generator>
  </office:meta>
</office:document-meta>
</file>